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arial " officeooo:rsid="00091ad7" officeooo:paragraph-rsid="00091ad7"/>
    </style:style>
    <style:style style:name="P2" style:family="paragraph" style:parent-style-name="Standard">
      <style:paragraph-properties fo:text-align="justify" style:justify-single-word="false"/>
      <style:text-properties style:font-name="arial " officeooo:rsid="000cec32" officeooo:paragraph-rsid="000cec32"/>
    </style:style>
    <style:style style:name="T1" style:family="text">
      <style:text-properties officeooo:rsid="0009e1df"/>
    </style:style>
    <style:style style:name="T2" style:family="text">
      <style:text-properties officeooo:rsid="000b1a8e"/>
    </style:style>
    <style:style style:name="T3" style:family="text">
      <style:text-properties officeooo:rsid="000b4f1c"/>
    </style:style>
    <style:style style:name="T4" style:family="text">
      <style:text-properties officeooo:rsid="000cec3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Os escritórios de contabilidade recebem todos os meses uma grande quantidade de documentos de seus clientes. As informações destes documentos devem ser inseridos no sistema contábil. No entanto, isso demanda muito tempo de seus colaboradores.</text:span></text:p>
      <text:p text:style-name="P1"><text:tab/><text:span text:style-name="T2">Por exemplo, ao lançar no sistema uma baixa de duplicata de um fornecedor, o contador precisa pegar a duplicata, abrir a tela de lançamento, inserir a data de pagamento, procurar a conta contábil do fornecedor, para debitar, inserir a conta credito pelo meio pago, o valor do documento, escrever o histórico referente a duplicata com o numero do documento e nome do fornecedor, e assim seguir para a próxima duplicata paga presente nos documento recebidos no mês.</text:span></text:p>
      <text:p text:style-name="P1"><text:tab/><text:span text:style-name="T3">Além disso, existe os recebimentos que precisam ser baixadas da mesma forma que um pagamento de fornecedor, bem como os lançamentos de venda de cartões, que exigem horas de trabalho por parte do contador.</text:span></text:p>
      <text:p text:style-name="P1"><text:tab/><text:span text:style-name="T3">Este sistema visa otimizar essas rotinas manuais presente em muitos escritórios de contabilidade e que demandam muitas horas de serviço e gerando um custo alto para o dono do escritório. </text:span></text:p>
      <text:p text:style-name="P1"><text:tab/><text:span text:style-name="T3">O objetivo deste sistema é fazer um tratamento de dados recebidos do ERP da empresa (cliente do contador) dos quais já tem um controle financeiro, para fazer UPLOAD deste arquivo, com a finalidade de se fazer um DE/PARA, buscando de forma automática a conta correspondente no plano de contas da empresa e assim gerar os lançamentos contábeis necessários.</text:span></text:p>
      <text:p text:style-name="P2"><text:tab/>Ainda, o sistema tem como objetivo entregar uma forma de controle mensal das empresas contabilizadas, e disponibilizar campos para inserção de observações nos meses que precisar de atençã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5T21:01:44.255650199</meta:creation-date>
    <dc:date>2020-03-05T22:00:59.907690210</dc:date>
    <meta:editing-duration>PT17M1S</meta:editing-duration>
    <meta:editing-cycles>3</meta:editing-cycles>
    <meta:generator>LibreOffice/6.0.7.3$Linux_X86_64 LibreOffice_project/00m0$Build-3</meta:generator>
    <meta:document-statistic meta:table-count="0" meta:image-count="0" meta:object-count="0" meta:page-count="1" meta:paragraph-count="6" meta:word-count="262" meta:character-count="1645" meta:non-whitespace-character-count="1382"/>
  </office:meta>
</office:document-meta>
</file>